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/>
      <text:h text:style-name="Heading_20_3" text:outline-level="3"/>
      <text:h text:style-name="Heading_20_3" text:outline-level="3">In order for IAM users to create budgets in the Billing and Cost Management console, what else must these users be allowed to do?</text:h>
      <text:p text:style-name="Text_20_body">I<text:span text:style-name="T2">AM users must have the </text:span><text:span text:style-name="Strong_20_Emphasis"><text:span text:style-name="T2">Billing</text:span></text:span><text:span text:style-name="T2"> permissions enabled. Specifically, the policy </text:span><text:span text:style-name="Source_20_Text"><text:span text:style-name="T2">aws-portal:ViewBilling</text:span></text:span><text:span text:style-name="T2"> and </text:span><text:span text:style-name="Source_20_Text"><text:span text:style-name="T2">aws-portal:ModifyBilling</text:span></text:span><text:span text:style-name="T2"> should be assigned.</text:span></text:p>
      <text:h text:style-name="Heading_20_3" text:outline-level="3">In addition to the console, how else can you create budgets?</text:h>
      <text:p text:style-name="Text_20_body">Budgets can also be created using the <text:span text:style-name="Strong_20_Emphasis">AWS CLI</text:span>, <text:span text:style-name="Strong_20_Emphasis">AWS SDKs</text:span>, or <text:span text:style-name="Strong_20_Emphasis">AWS CloudFormation</text:span>.</text:p>
      <text:h text:style-name="Heading_20_3" text:outline-level="3">Is it better to set budgets on a recurring basis or for a specific time? And why?</text:h>
      <text:p text:style-name="Text_20_body"><text:span text:style-name="Strong_20_Emphasis">Recurring budgets</text:span> are better as they allow continuous tracking of costs and prevent unexpected expenses.</text:p>
      <text:h text:style-name="Heading_20_3" text:outline-level="3">What are the different types of costs that make up a cost budget?</text:h>
      <text:list text:style-name="L1">
        <text:list-item>
          <text:p text:style-name="P1"><text:span text:style-name="Strong_20_Emphasis">Unblended Costs</text:span> (Recommended for accurate tracking)</text:p>
        </text:list-item>
        <text:list-item>
          <text:p text:style-name="P1"><text:span text:style-name="Strong_20_Emphasis">Blended Costs</text:span> (For organizations with multiple accounts)</text:p>
        </text:list-item>
        <text:list-item>
          <text:p text:style-name="P1"><text:span text:style-name="Strong_20_Emphasis">Amortized Costs</text:span> (For reserved instances)</text:p>
        </text:list-item>
        <text:list-item>
          <text:p text:style-name="P1"><text:span text:style-name="Strong_20_Emphasis">Other Charges</text:span> (Taxes, support fees, etc.)</text:p>
        </text:list-item>
      </text:list>
      <text:h text:style-name="Heading_20_3" text:outline-level="3">What are the different options for setting budget alerts?</text:h>
      <text:list text:style-name="L2">
        <text:list-item>
          <text:p text:style-name="P2"><text:span text:style-name="Strong_20_Emphasis">Actual Cost Alert</text:span> (Recommended, triggers when real-time spending crosses the threshold)</text:p>
        </text:list-item>
        <text:list-item>
          <text:p text:style-name="P2"><text:span text:style-name="Strong_20_Emphasis">Forecasted Cost Alert</text:span> (Predicts future costs based on usage trends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21:35:46.698058403</meta:creation-date>
    <dc:date>2025-02-14T21:38:06.335620467</dc:date>
    <meta:editing-duration>PT2M25S</meta:editing-duration>
    <meta:editing-cycles>1</meta:editing-cycles>
    <meta:document-statistic meta:table-count="0" meta:image-count="0" meta:object-count="0" meta:page-count="1" meta:paragraph-count="14" meta:word-count="171" meta:character-count="1078" meta:non-whitespace-character-count="927"/>
    <meta:generator>LibreOffice/24.2.7.2$Linux_X86_64 LibreOffice_project/420$Build-2</meta:generator>
  </office:meta>
</office:document-meta>
</file>